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75cm" fo:min-width="0.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872cm" fo:min-width="1.622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1.75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dash" draw:stroke-dash="_32__20_Dots_20_1_20_Dash" svg:stroke-color="#000000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189cm" fo:min-width="0cm"/>
    </style:style>
    <style:style style:name="gr11" style:family="graphic" style:parent-style-name="objectwithoutfill">
      <style:graphic-properties svg:stroke-color="#000000" draw:marker-start="Arrow" draw:marker-end="" draw:fill="none" draw:textarea-horizontal-align="center" draw:textarea-vertical-align="middl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764cm" fo:min-width="0cm"/>
    </style:style>
    <style:style style:name="gr1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241cm" fo:min-width="0cm"/>
    </style:style>
    <style:style style:name="gr14" style:family="graphic" style:parent-style-name="objectwithoutfill">
      <style:graphic-properties draw:stroke="dash" draw:stroke-dash="Fine_20_Dashed" svg:stroke-color="#000000"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606cm" svg:y1="9.917cm" svg:x2="3.985cm" svg:y2="9.929cm">
          <text:p/>
        </draw:line>
        <draw:custom-shape draw:style-name="gr2" draw:text-style-name="P1" draw:layer="layout" svg:width="1cm" svg:height="4cm" svg:x="3.5cm" svg:y="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cm" svg:y1="3cm" svg:x2="4cm" svg:y2="5cm">
          <text:p/>
        </draw:line>
        <draw:line draw:style-name="gr1" draw:text-style-name="P1" draw:layer="layout" svg:x1="4cm" svg:y1="9cm" svg:x2="4cm" svg:y2="11cm">
          <text:p/>
        </draw:line>
        <draw:custom-shape draw:style-name="gr3" draw:text-style-name="P1" draw:layer="layout" svg:width="3cm" svg:height="3cm" svg:x="1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1cm" svg:x2="2.891cm" svg:y2="12.092cm">
          <text:p/>
        </draw:line>
        <draw:line draw:style-name="gr1" draw:text-style-name="P1" draw:layer="layout" svg:x1="4cm" svg:y1="14cm" svg:x2="4cm" svg:y2="16cm">
          <text:p/>
        </draw:line>
        <draw:line draw:style-name="gr1" draw:text-style-name="P1" draw:layer="layout" svg:x1="2.864cm" svg:y1="12.849cm" svg:x2="4cm" svg:y2="14cm">
          <text:p/>
        </draw:line>
        <draw:custom-shape draw:style-name="gr4" draw:text-style-name="P2" draw:layer="layout" svg:width="0.271cm" svg:height="2cm" svg:x="2.634cm" svg:y="11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5cm" svg:y1="13.129cm" svg:x2="3.625cm" svg:y2="13.625cm">
          <text:p/>
        </draw:line>
        <draw:line draw:style-name="gr1" draw:text-style-name="P1" draw:layer="layout" svg:x1="3.115cm" svg:y1="13.51cm" svg:x2="3.615cm" svg:y2="13.622cm">
          <text:p/>
        </draw:line>
        <draw:line draw:style-name="gr5" draw:text-style-name="P1" draw:layer="layout" svg:x1="2.919cm" svg:y1="3cm" svg:x2="5.269cm" svg:y2="3cm">
          <text:p/>
        </draw:line>
        <draw:frame draw:style-name="gr6" draw:text-style-name="P3" draw:layer="layout" svg:width="2.097cm" svg:height="0.954cm" svg:x="3.108cm" svg:y="2.108cm">
          <draw:text-box>
            <text:p>+5 V</text:p>
          </draw:text-box>
        </draw:frame>
        <draw:custom-shape draw:style-name="gr7" draw:text-style-name="P2" draw:layer="layout" svg:width="0.162cm" svg:height="0.162cm" svg:x="3.919cm" svg:y="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62cm" svg:height="0.162cm" svg:x="3.92cm" svg:y="9.8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1" draw:layer="layout" svg:x1="11.01cm" svg:y1="1.593cm" svg:x2="10.929cm" svg:y2="17.211cm">
          <text:p/>
        </draw:line>
        <draw:frame draw:style-name="gr9" draw:text-style-name="P3" draw:layer="layout" svg:width="5.646cm" svg:height="0.954cm" svg:x="13.807cm" svg:y="2.364cm">
          <draw:text-box>
            <text:p>Motor Drive Board</text:p>
          </draw:text-box>
        </draw:frame>
        <draw:frame draw:style-name="gr9" draw:text-style-name="P3" draw:layer="layout" svg:width="1.7cm" svg:height="0.954cm" svg:x="4.796cm" svg:y="6.148cm">
          <draw:text-box>
            <text:p>10 k</text:p>
          </draw:text-box>
        </draw:frame>
        <draw:custom-shape draw:style-name="gr10" draw:text-style-name="P1" draw:layer="layout" svg:width="0.621cm" svg:height="0.621cm" svg:x="10.606cm" svg:y="9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7.807cm" svg:y1="9.917cm" svg:x2="11.186cm" svg:y2="9.929cm">
          <text:p/>
        </draw:line>
        <draw:line draw:style-name="gr1" draw:text-style-name="P1" draw:layer="layout" svg:x1="13.742cm" svg:y1="9.918cm" svg:x2="13.742cm" svg:y2="11.918cm">
          <text:p/>
        </draw:line>
        <draw:custom-shape draw:style-name="gr7" draw:text-style-name="P2" draw:layer="layout" svg:width="0.162cm" svg:height="0.162cm" svg:x="13.661cm" svg:y="9.8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0.592cm" svg:y1="15.983cm" svg:x2="1.256cm" svg:y2="15.997cm">
          <text:p/>
        </draw:line>
        <draw:custom-shape draw:style-name="gr7" draw:text-style-name="P2" draw:layer="layout" svg:width="0.162cm" svg:height="0.162cm" svg:x="3.933cm" svg:y="15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621cm" svg:height="0.621cm" svg:x="10.592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536cm" svg:y1="15.983cm" svg:x2="11.2cm" svg:y2="15.997cm">
          <text:p/>
        </draw:line>
        <draw:custom-shape draw:style-name="gr12" draw:text-style-name="P2" draw:layer="layout" svg:width="0.094cm" svg:height="1.014cm" draw:transform="rotate (-1.56608393781451) translate (14.253cm 11.927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75cm" svg:y1="12.43cm" svg:x2="1.107cm" svg:y2="12.444cm">
          <text:p/>
        </draw:line>
        <draw:custom-shape draw:style-name="gr12" draw:text-style-name="P2" draw:layer="layout" svg:width="0.094cm" svg:height="1.014cm" draw:transform="rotate (-1.56608393781451) translate (14.246cm 12.08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2cm" svg:height="0.162cm" svg:x="13.658cm" svg:y="15.9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3.742cm" svg:y1="12.201cm" svg:x2="13.754cm" svg:y2="15.942cm">
          <text:p/>
        </draw:line>
        <draw:custom-shape draw:style-name="gr13" draw:text-style-name="P1" draw:layer="layout" svg:width="0.419cm" svg:height="2.491cm" svg:x="15.348cm" svg:y="11.54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538cm" svg:y1="9.918cm" svg:x2="15.55cm" svg:y2="11.562cm">
          <text:p/>
        </draw:line>
        <draw:line draw:style-name="gr14" draw:text-style-name="P1" draw:layer="layout" svg:x1="15.537cm" svg:y1="14.024cm" svg:x2="15.55cm" svg:y2="15.956cm">
          <text:p/>
        </draw:line>
        <draw:frame draw:style-name="gr9" draw:text-style-name="P3" draw:layer="layout" svg:width="2.792cm" svg:height="1.657cm" svg:x="15.849cm" svg:y="11.972cm">
          <draw:text-box>
            <text:p>Equiv to</text:p>
            <text:p><text:s text:c="2"/>100 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M53S</meta:editing-duration>
    <meta:editing-cycles>3</meta:editing-cycles>
    <meta:generator>LibreOffice/5.3.1.2$Linux_X86_64 LibreOffice_project/30m0$Build-2</meta:generator>
    <dc:date>2017-06-12T13:29:29.769122925</dc:date>
    <dc:creator>Terry Coles</dc:creator>
    <meta:document-statistic meta:object-count="35"/>
  </office:meta>
</office:document-meta>
</file>